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11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heck boundaries of input paramete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1-14T12:25:20.481132564</dc:date>
    <dc:creator>Holger Grzonka</dc:creator>
    <meta:editing-duration>PT11M7S</meta:editing-duration>
    <meta:editing-cycles>1</meta:editing-cycles>
    <meta:document-statistic meta:table-count="1" meta:cell-count="9" meta:object-count="0"/>
  </office:meta>
</office:document-meta>
</file>